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571c7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1" style:family="paragraph" style:parent-style-name="Standard">
      <style:text-properties officeooo:paragraph-rsid="0c819a59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3" style:family="paragraph" style:parent-style-name="Standard">
      <style:paragraph-properties fo:text-align="center" style:justify-single-word="false"/>
      <style:text-properties officeooo:paragraph-rsid="1025aeef"/>
    </style:style>
    <style:style style:name="P24" style:family="paragraph" style:parent-style-name="Standard">
      <style:paragraph-properties fo:text-align="center" style:justify-single-word="false"/>
      <style:text-properties officeooo:paragraph-rsid="0daef67d"/>
    </style:style>
    <style:style style:name="P25" style:family="paragraph" style:parent-style-name="Standard">
      <style:text-properties officeooo:paragraph-rsid="0f3ae219"/>
    </style:style>
    <style:style style:name="P26" style:family="paragraph" style:parent-style-name="Standard">
      <style:text-properties officeooo:paragraph-rsid="1068e4fc"/>
    </style:style>
    <style:style style:name="P27" style:family="paragraph" style:parent-style-name="Standard">
      <style:text-properties officeooo:paragraph-rsid="1032d175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officeooo:paragraph-rsid="0c8364eb"/>
    </style:style>
    <style:style style:name="P31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2" style:family="paragraph" style:parent-style-name="Standard">
      <style:text-properties officeooo:paragraph-rsid="10312527"/>
    </style:style>
    <style:style style:name="P33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4" style:family="paragraph" style:parent-style-name="Standard">
      <style:paragraph-properties fo:text-align="center" style:justify-single-word="false"/>
      <style:text-properties officeooo:paragraph-rsid="0db0d4d1"/>
    </style:style>
    <style:style style:name="P3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6" style:family="paragraph" style:parent-style-name="Standard">
      <style:text-properties officeooo:paragraph-rsid="1033ae2c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3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text-properties officeooo:paragraph-rsid="10354195"/>
    </style:style>
    <style:style style:name="P43" style:family="paragraph" style:parent-style-name="Footnote">
      <style:text-properties fo:language="en" fo:country="GB" officeooo:paragraph-rsid="10526a84" fo:background-color="transparent"/>
    </style:style>
    <style:style style:name="P44" style:family="paragraph" style:parent-style-name="Footnote">
      <style:text-properties officeooo:paragraph-rsid="0fb1c99e"/>
    </style:style>
    <style:style style:name="P45" style:family="paragraph" style:parent-style-name="Footnote">
      <style:text-properties officeooo:paragraph-rsid="101c2e62"/>
    </style:style>
    <style:style style:name="P46" style:family="paragraph" style:parent-style-name="Footnote">
      <style:text-properties officeooo:paragraph-rsid="0fe5d76c"/>
    </style:style>
    <style:style style:name="P4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eb4913f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10694629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0cc79a2d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3" style:family="paragraph" style:parent-style-name="Standard">
      <style:text-properties officeooo:paragraph-rsid="0a0f8417"/>
    </style:style>
    <style:style style:name="P74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24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2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officeooo:rsid="104d37c6"/>
    </style:style>
    <style:style style:name="T3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officeooo:rsid="0fad59bb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style:font-name="Liberation Sans" fo:font-size="12pt" fo:language="en" fo:country="GB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068e4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style:font-name="Liberation Sans" fo:font-size="12pt" fo:language="en" fo:country="GB"/>
    </style:style>
    <style:style style:name="T7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7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style:font-name="Liberation Sans" fo:font-size="10pt" fo:language="en" fo:country="GB" style:font-size-asian="10pt" style:font-size-complex="10pt"/>
    </style:style>
    <style:style style:name="T8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7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2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23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25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2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29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130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31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32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Strong_20_Emphasis"><text:span text:style-name="T1">Checklist f</text:span></text:span><text:span text:style-name="T2">or installing </text:span><text:span text:style-name="T2"><text:user-field-get text:name="Distro">Ubuntu</text:user-field-get></text:span><text:span text:style-name="T2"><text:s/></text:span><text:span text:style-name="T3">Server</text:span><text:span text:style-name="T4">.</text:span></text:p>
      <text:p text:style-name="P2"><text:span text:style-name="T5"/></text:p>
      <text:p text:style-name="P2"><text:span text:style-name="T6"/></text:p>
      <text:p text:style-name="P3">Fill in the text box after &lt;...&gt;</text:p>
      <text:p text:style-name="P4"><text:span text:style-name="T7">&lt;user</text:span><text:span text:style-name="T8">&gt;</text:span><text:span text:style-name="T9"><text:tab/><text:tab/></text:span><text:span text:style-name="T10"> <text:tab/><text:tab/><text:tab/> </text:span><text:span text:style-name="T11"><draw:control text:anchor-type="as-char" svg:y="-0.4cm" draw:z-index="9" draw:name="Gebruiker 1" draw:style-name="gr1" draw:text-style-name="P5" svg:width="6.002cm" svg:height="0.5cm" draw:control="control8"><svg:title>Gebruiker</svg:title><svg:desc>Volledige naam, bijv. Jan Stek</svg:desc></draw:control></text:span><text:span text:style-name="T11"><text:tab/></text:span><text:span text:style-name="T12">e.g.</text:span><text:span text:style-name="T13"> </text:span><text:span text:style-name="T14">Karel Zimmer</text:span></text:p>
      <text:p text:style-name="P6"><text:span text:style-name="T15">&lt;</text:span><text:span text:style-name="T16">user</text:span><text:span text:style-name="T17">na</text:span><text:span text:style-name="T18">me</text:span><text:span text:style-name="T8">&gt;</text:span><text:span text:style-name="T19"><text:tab/><text:tab/><text:tab/> </text:span><text:span text:style-name="T19"><draw:control text:anchor-type="as-char" svg:y="-0.4cm" draw:z-index="10" draw:name="Gberuikersnaam 2" draw:style-name="gr1" draw:text-style-name="P5" svg:width="6.002cm" svg:height="0.5cm" draw:control="control9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7"><text:span text:style-name="T15">&lt;</text:span><text:span text:style-name="T23">c</text:span><text:span text:style-name="T24">omputername</text:span><text:span text:style-name="T8">&gt;</text:span><text:span text:style-name="T25"> <text:tab/> </text:span><text:span text:style-name="T17"><draw:control text:anchor-type="as-char" svg:y="-0.4cm" draw:z-index="11" draw:name="Computernaam 1" draw:style-name="gr1" draw:text-style-name="P5" svg:width="6.002cm" svg:height="0.5cm" draw:control="control10"><svg:title>Computernaam</svg:title><svg:desc>Unieke naam van de computer</svg:desc></draw:control></text:span><text:span text:style-name="T17"><text:tab/></text:span><text:span text:style-name="T26">e.g.</text:span><text:span text:style-name="T27"> </text:span><text:span text:style-name="T28">sv</text:span><text:span text:style-name="T29">0</text:span><text:span text:style-name="T30">1</text:span></text:p>
      <text:p text:style-name="P8"><text:span text:style-name="T7">&lt;</text:span><text:span text:style-name="T31">user</text:span><text:span text:style-name="T8">&gt;</text:span><text:span text:style-name="T32"><text:tab/><text:tab/></text:span><text:span text:style-name="T10"> <text:tab/><text:tab/><text:tab/> </text:span><text:span text:style-name="T11"><draw:control text:anchor-type="as-char" svg:y="-0.4cm" draw:z-index="12" draw:name="Gebruiker 2" draw:style-name="gr1" draw:text-style-name="P5" svg:width="6.002cm" svg:height="0.5cm" draw:control="control11"><svg:title>Gebruiker</svg:title><svg:desc>Volledige naam, bijv. Jan Stek</svg:desc></draw:control></text:span><text:span text:style-name="T11"><text:tab/></text:span><text:span text:style-name="T33">any additional users</text:span></text:p>
      <text:p text:style-name="P6"><text:span text:style-name="T7">&lt;</text:span><text:span text:style-name="T31">user</text:span><text:span text:style-name="T34">n</text:span><text:span text:style-name="T35">a</text:span><text:span text:style-name="T8">me&gt;</text:span><text:span text:style-name="T36"><text:tab/><text:tab/><text:tab/> </text:span><text:span text:style-name="T19"><draw:control text:anchor-type="as-char" svg:y="-0.4cm" draw:z-index="13" draw:name="Gberuikersnaam 1" draw:style-name="gr1" draw:text-style-name="P5" svg:width="6.002cm" svg:height="0.5cm" draw:control="control12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eplace &lt;...&gt; in this checklist with the value in the text box.</text:p>
      <text:p text:style-name="P10"/>
      <text:p text:style-name="P10"/>
      <text:p text:style-name="P11"><text:span text:style-name="Strong_20_Emphasis"><text:span text:style-name="T39">Not yet on Linux?</text:span></text:span><text:span text:style-name="T40"><text:tab/></text:span><text:span text:style-name="T41">Use</text:span><text:span text:style-name="T42"> </text:span><text:span text:style-name="Strong_20_Emphasis"><text:span text:style-name="T43">Checklist </text:span></text:span><text:span text:style-name="Strong_20_Emphasis"><text:span text:style-name="T44">transfer</text:span></text:span><text:span text:style-name="T42"> o</text:span><text:span text:style-name="T45">n</text:span><text:span text:style-name="T42"> </text:span><text:a xlink:type="simple" xlink:href="https://karelzimmer.nl/html/en/home.html" text:style-name="Internet_20_link" text:visited-style-name="Visited_20_Internet_20_Link"><text:span text:style-name="Internet_20_link"><text:span text:style-name="T46">karelzimmer.nl/en</text:span></text:span></text:a><text:span text:style-name="T47">.</text:span></text:p>
      <text:p text:style-name="P11"><text:span text:style-name="Strong_20_Emphasis"><text:span text:style-name="T48">New installation?</text:span></text:span><text:span text:style-name="T47"><text:tab/><text:tab/></text:span><text:span text:style-name="T49">Start at chapter</text:span><text:span text:style-name="T47">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2"/>
      <text:p text:style-name="P12"/>
      <text:list text:style-name="L1">
        <text:list-item>
          <text:p text:style-name="P13"><text:bookmark-start text:name="__RefNumPara__4083_1271708128"/>Prepar<text:span text:style-name="T52">e</text:span> 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6"><text:span text:style-name="Strong_20_Emphasis"><text:span text:style-name="T53"><draw:control text:anchor-type="as-char" draw:z-index="5" draw:name="Vorm3_0" draw:style-name="gr2" draw:text-style-name="P1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3"><draw:control text:anchor-type="as-char" draw:z-index="8" draw:name="Vorm3_ 1" draw:style-name="gr2" draw:text-style-name="P1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18"><text:span text:style-name="T54">Log in as </text:span><text:span text:style-name="T55">&lt;user</text:span><text:span text:style-name="T56">&gt;</text:span><text:span text:style-name="T57"><text:note text:id="ftn1" text:note-class="footnote"><text:note-citation>1</text:note-citation><text:note-body><text:p text:style-name="P19"><text:span text:style-name="T58">Login any additional </text:span><text:span text:style-name="T59">user</text:span><text:span text:style-name="T60">s</text:span><text:span text:style-name="T61"> </text:span><text:span text:style-name="T58">and follow the same steps.</text:span></text:p></text:note-body></text:note></text:span><text:span text:style-name="T62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3"><draw:control text:anchor-type="as-char" draw:z-index="16" draw:name="Vorm4_ 2" draw:style-name="gr2" draw:text-style-name="P1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5"><text:span text:style-name="T65">Type the following three commands, each followed by the Enter key: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User_20_Entry"><text:span text:style-name="T66">s</text:span></text:span><text:span text:style-name="User_20_Entry"><text:span text:style-name="T66">u</text:span></text:span><text:span text:style-name="User_20_Entry"><text:span text:style-name="T66">d</text:span></text:span><text:span text:style-name="User_20_Entry"><text:span text:style-name="T66">o </text:span></text:span><text:span text:style-name="User_20_Entry"><text:span text:style-name="T66">a</text:span></text:span><text:span text:style-name="User_20_Entry"><text:span text:style-name="T66">p</text:span></text:span><text:span text:style-name="User_20_Entry"><text:span text:style-name="T66">t </text:span></text:span><text:span text:style-name="User_20_Entry"><text:span text:style-name="T66">i</text:span></text:span><text:span text:style-name="User_20_Entry"><text:span text:style-name="T66">n</text:span></text:span><text:span text:style-name="User_20_Entry"><text:span text:style-name="T66">s</text:span></text:span><text:span text:style-name="User_20_Entry"><text:span text:style-name="T66">t</text:span></text:span><text:span text:style-name="User_20_Entry"><text:span text:style-name="T66">a</text:span></text:span><text:span text:style-name="User_20_Entry"><text:span text:style-name="T66">l</text:span></text:span><text:span text:style-name="User_20_Entry"><text:span text:style-name="T66">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23"><text:span text:style-name="Strong_20_Emphasis"><text:span text:style-name="T70"><draw:control text:anchor-type="as-char" draw:z-index="17" draw:name="Vorm4_ 3" draw:style-name="gr2" draw:text-style-name="P1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70"><draw:control text:anchor-type="as-char" draw:z-index="18" draw:name="Vorm4_ 4" draw:style-name="gr2" draw:text-style-name="P17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0" office:value-type="string">
            <text:p text:style-name="P36"><text:span text:style-name="T72">Choose</text:span><text:span text:style-name="T73"> </text:span><text:span text:style-name="Strong_20_Emphasis"><text:span text:style-name="T74">1 </text:span></text:span><text:span text:style-name="T73">Prepar</text:span><text:span text:style-name="T75">e</text:span><text:span text:style-name="T73"> installation</text:span><text:span text:style-name="T76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77">Perform installation</text:span>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41"><text:span text:style-name="Strong_20_Emphasis"><text:span text:style-name="T63"><draw:control text:anchor-type="as-char" draw:z-index="2" draw:name="Vorm9" draw:style-name="gr2" draw:text-style-name="P1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2"><text:span text:style-name="T78">Boot the computer from</text:span><text:span text:style-name="T79"><text:note text:id="ftn2" text:note-class="footnote"><text:note-citation>1</text:note-citation><text:note-body><text:p text:style-name="P43"><text:span text:style-name="T80">Boot menu/Setup via one of the </text:span><text:span text:style-name="T81">f</text:span><text:span text:style-name="T80">requently used keys: </text:span><text:span text:style-name="T82">Esc</text:span><text:span text:style-name="T83">, </text:span><text:span text:style-name="T82">Delete</text:span><text:span text:style-name="T83">, </text:span><text:span text:style-name="T82">F1</text:span><text:span text:style-name="T83">, </text:span><text:span text:style-name="T82">F2</text:span><text:span text:style-name="T83">, </text:span><text:span text:style-name="T82">F9</text:span><text:span text:style-name="T83">, </text:span><text:span text:style-name="T82">F10</text:span><text:span text:style-name="T83">, </text:span><text:span text:style-name="T82">F11</text:span><text:span text:style-name="T83">, or </text:span><text:span text:style-name="T82">F12</text:span></text:p></text:note-body></text:note></text:span><text:span text:style-name="T78"> an</text:span><text:span text:style-name="T84"> </text:span><text:span text:style-name="T85"><text:user-field-get text:name="Distro">Ubuntu</text:user-field-get></text:span><text:span text:style-name="T86"><text:s/></text:span><text:span text:style-name="T87">Server</text:span><text:span text:style-name="T86"> Live</text:span><text:span text:style-name="T86"><text:note text:id="ftn3" text:note-class="footnote"><text:note-citation>2</text:note-citation><text:note-body><text:p text:style-name="P44"><text:span text:style-name="T88">From a Live USB stick you can boot and work with </text:span><text:span text:style-name="T89"><text:user-field-get text:name="Distro">Ubuntu</text:user-field-get></text:span><text:span text:style-name="T89"><text:s/></text:span><text:span text:style-name="T88">without modifying any files on the hard drive and also allows installation of </text:span><text:span text:style-name="T89"><text:user-field-get text:name="Distro">Ubuntu</text:user-field-get></text:span><text:span text:style-name="T89">.</text:span></text:p></text:note-body></text:note></text:span><text:span text:style-name="T78"> USB stick</text:span><text:span text:style-name="T90"><text:note text:id="ftn4" text:note-class="footnote"><text:note-citation>3</text:note-citation><text:note-body><text:p text:style-name="P45"><text:span text:style-name="T91">Create a bootable USB stick:<text:line-break/>Download a </text:span><text:span text:style-name="Sterk_20_accent_20_voetnoot"><text:span text:style-name="T92"><text:user-field-get text:name="Distro">Ubuntu</text:user-field-get></text:span></text:span><text:span text:style-name="Sterk_20_accent_20_voetnoot"><text:span text:style-name="T92"><text:s/>Server</text:span></text:span><text:span text:style-name="T93"> </text:span><text:span text:style-name="T91">image from </text:span><text:a xlink:type="simple" xlink:href="https://ubuntu.com/" text:style-name="Internet_20_link" text:visited-style-name="Visited_20_Internet_20_Link"><text:span text:style-name="T94">ubuntu.com</text:span></text:a><text:span text:style-name="T95">.</text:span></text:p><text:p text:style-name="P46"><text:span text:style-name="T91"><text:tab/></text:span><text:span text:style-name="T96">The next steps are described in </text:span><text:span text:style-name="Sterk_20_accent_20_voetnoot"><text:span text:style-name="T97">Linux informati</text:span></text:span><text:span text:style-name="Sterk_20_accent_20_voetnoot"><text:span text:style-name="T98">on</text:span></text:span><text:span text:style-name="T96">, which can be found at </text:span><text:a xlink:type="simple" xlink:href="https://karelzimmer.nl/en" text:style-name="Internet_20_link" text:visited-style-name="Visited_20_Internet_20_Link"><text:span text:style-name="T99">karelzimmer.nl/en</text:span></text:a><text:span text:style-name="T96">.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73">Sele</text:span><text:span text:style-name="T100">ct</text:span><text:span text:style-name="T101"> </text:span><text:span text:style-name="Strong_20_Emphasis"><text:span text:style-name="T102">Try or I</text:span></text:span><text:span text:style-name="Strong_20_Emphasis"><text:span text:style-name="T103">n</text:span></text:span><text:span text:style-name="Strong_20_Emphasis"><text:span text:style-name="T104">stall Ubuntu </text:span></text:span><text:span text:style-name="Strong_20_Emphasis"><text:span text:style-name="T105">Server</text:span></text:span><text:span text:style-name="T106"> </text:span><text:span text:style-name="T107">and press the</text:span><text:span text:style-name="T108"> </text:span><text:span text:style-name="T109">Enter</text:span><text:span text:style-name="T110"> </text:span><text:span text:style-name="T111">key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1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64"><draw:control text:anchor-type="as-char" draw:z-index="6" draw:name="Vorm 1" draw:style-name="gr2" draw:text-style-name="P1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9"><text:span text:style-name="T113">At</text:span><text:span text:style-name="T114"> </text:span><text:span text:style-name="Strong_20_Emphasis"><text:span text:style-name="T115">Profile </text:span></text:span><text:span text:style-name="Strong_20_Emphasis"><text:span text:style-name="T116">configuration</text:span></text:span><text:span text:style-name="T117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18">Enter</text:span><text:span text:style-name="T119"> </text:span><text:span text:style-name="Strong_20_Emphasis"><text:span text:style-name="T115">Your</text:span></text:span><text:span text:style-name="Strong_20_Emphasis"><text:span text:style-name="T120"> n</text:span></text:span><text:span text:style-name="Strong_20_Emphasis"><text:span text:style-name="T121">a</text:span></text:span><text:span text:style-name="Strong_20_Emphasis"><text:span text:style-name="T115">me</text:span></text:span><text:span text:style-name="T121"> </text:span><text:span text:style-name="T122">&lt;user</text:span><text:span text:style-name="T123">&gt;</text:span><text:span text:style-name="T124">, </text:span><text:span text:style-name="Strong_20_Emphasis"><text:span text:style-name="T125"><text:line-break/></text:span></text:span><text:span text:style-name="Strong_20_Emphasis"><text:span text:style-name="T115">Your server</text:span></text:span><text:span text:style-name="Strong_20_Emphasis"><text:span text:style-name="T126">'</text:span></text:span><text:span text:style-name="Strong_20_Emphasis"><text:span text:style-name="T127">s name</text:span></text:span><text:span text:style-name="T128"> &lt;</text:span><text:span text:style-name="T129">comp</text:span><text:span text:style-name="T128">uter</text:span><text:span text:style-name="T130">name&gt;</text:span><text:span text:style-name="T121">,</text:span><text:span text:style-name="Strong_20_Emphasis"><text:span text:style-name="T131"><text:line-break/></text:span></text:span><text:span text:style-name="Strong_20_Emphasis"><text:span text:style-name="T132">Pick a usernam</text:span></text:span><text:span text:style-name="T133">e</text:span><text:span text:style-name="T121"> &lt;</text:span><text:span text:style-name="T130">username&gt;</text:span><text:span text:style-name="T121">,</text:span><text:span text:style-name="Strong_20_Emphasis"><text:span text:style-name="T131"><text:line-break/></text:span></text:span><text:span text:style-name="T134">enter a </text:span><text:span text:style-name="Strong_20_Emphasis"><text:span text:style-name="T135">password</text:span></text:span><text:span text:style-name="T134"> twice</text:span><text:span text:style-name="T136"> </text:span><text:span text:style-name="T137">and press the </text:span><text:span text:style-name="T138">Enter</text:span><text:span text:style-name="T139"> </text:span><text:span text:style-name="T140">key</text:span><text:span text:style-name="T139">.</text:span></text:p>
          </table:table-cell>
        </table:table-row>
      </table:table>
      <text:p text:style-name="P51"><text:span text:style-name="Strong_20_Emphasis"><text:span text:style-name="T141"><text:line-break/></text:span></text:span></text:p>
      <text:list text:continue-numbering="true" text:style-name="L1">
        <text:list-item>
          <text:p text:style-name="P52"><text:span text:style-name="Strong_20_Emphasis"><text:span text:style-name="T142">Finish installation</text:span></text:span></text:p>
        </text:list-item>
      </text:list>
      <text:p text:style-name="P53"><text:span text:style-name="Strong_20_Emphasis"><text:span text:style-name="T14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43">Log in as </text:span><text:span text:style-name="T144">&lt;user</text:span><text:span text:style-name="T145">&gt;</text:span><text:span text:style-name="T14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2" draw:text-style-name="P17" svg:width="0.35cm" svg:height="0.35cm" draw:control="control13"/></text:span></text:p>
          </table:table-cell>
          <table:table-cell table:style-name="_33_._5f_Installatie_5f_afronden.C3" office:value-type="string">
            <text:p text:style-name="P25"><text:span text:style-name="T65">Type the following three commands, each followed by the Enter key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54"><text:span text:style-name="User_20_Entry"><text:span text:style-name="T66">sudo apt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7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7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7" office:value-type="string">
            <text:p text:style-name="P56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23"><text:span text:style-name="Strong_20_Emphasis"><text:span text:style-name="T70"><draw:control text:anchor-type="as-char" draw:z-index="15" draw:name="Vorm4_ 1" draw:style-name="gr2" draw:text-style-name="P17" svg:width="0.35cm" svg:height="0.35cm" draw:control="control14"/></text:span></text:span></text:p>
          </table:table-cell>
          <table:table-cell table:style-name="_33_._5f_Installatie_5f_afronden.C9" office:value-type="string">
            <text:p text:style-name="P59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0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36"><text:span text:style-name="T72">Choose</text:span><text:span text:style-name="T146"> </text:span><text:span text:style-name="Strong_20_Emphasis"><text:span text:style-name="T147">3</text:span></text:span><text:span text:style-name="T148"> </text:span><text:span text:style-name="T149">Finish installatio</text:span><text:span text:style-name="T150">n</text:span><text:span text:style-name="T76">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61">Follow the instructions on the screen.</text:p>
          </table:table-cell>
        </table:table-row>
      </table:table>
      <text:p text:style-name="P53"><text:span text:style-name="Strong_20_Emphasis"><text:span text:style-name="T143"><text:line-break/></text:span></text:span></text:p>
      <text:list text:continue-numbering="true" text:style-name="L1">
        <text:list-item>
          <text:p text:style-name="P62"><text:span text:style-name="Strong_20_Emphasis"><text:span text:style-name="T151">S</text:span></text:span><text:span text:style-name="Strong_20_Emphasis"><text:span text:style-name="T152">et up user</text:span></text:span></text:p>
        </text:list-item>
      </text:list>
      <text:p text:style-name="P6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T63"><draw:control text:anchor-type="as-char" draw:z-index="4" draw:name="Vorm40_0" draw:style-name="gr2" draw:text-style-name="P17" svg:width="0.35cm" svg:height="0.35cm" draw:control="control3"/></text:span></text:p>
          </table:table-cell>
          <table:table-cell table:style-name="Tabel2.A1" office:value-type="string">
            <text:p text:style-name="P64"><text:span text:style-name="T63"><draw:control text:anchor-type="as-char" draw:z-index="7" draw:name="Vorm40_ 1" draw:style-name="gr2" draw:text-style-name="P17" svg:width="0.35cm" svg:height="0.35cm" draw:control="control6"/></text:span></text:p>
          </table:table-cell>
          <table:table-cell table:style-name="Tabel2.D1" office:value-type="string">
            <text:p text:style-name="P65"><text:span text:style-name="T153">Log in as</text:span><text:span text:style-name="T143"> </text:span><text:span text:style-name="T144">&lt;user</text:span><text:span text:style-name="T145">&gt;</text:span><text:span text:style-name="T154"><text:note text:id="ftn5" text:note-class="footnote"><text:note-citation>1</text:note-citation><text:note-body><text:p text:style-name="P66"><text:span text:style-name="T155">Login any additional </text:span><text:span text:style-name="T156">users</text:span><text:span text:style-name="T157"> </text:span><text:span text:style-name="T155">and follow the same steps.</text:span></text:p></text:note-body></text:note></text:span><text:span text:style-name="T143">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23"><text:span text:style-name="T70"><draw:control text:anchor-type="as-char" draw:z-index="19" draw:name="Vorm4_ 5" draw:style-name="gr2" draw:text-style-name="P17" svg:width="0.35cm" svg:height="0.35cm" draw:control="control18"/></text:span></text:p>
          </table:table-cell>
          <table:table-cell table:style-name="Tabel2.A1" office:value-type="string">
            <text:p text:style-name="P23"><text:span text:style-name="T70"><draw:control text:anchor-type="as-char" draw:z-index="20" draw:name="Vorm4_ 6" draw:style-name="gr2" draw:text-style-name="P17" svg:width="0.35cm" svg:height="0.35cm" draw:control="control19"/></text:span></text:p>
          </table:table-cell>
          <table:table-cell table:style-name="Tabel2.D3" office:value-type="string">
            <text:p text:style-name="P59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0"><text:span text:style-name="T100">Choose</text:span><text:span text:style-name="T146"> </text:span><text:span text:style-name="Strong_20_Emphasis"><text:span text:style-name="T147">4</text:span></text:span><text:span text:style-name="T158"> </text:span><text:span text:style-name="T159">Set up user</text:span><text:span text:style-name="T76">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5" office:value-type="string">
            <text:p text:style-name="P71">Follow the instructions on the screen.</text:p>
          </table:table-cell>
        </table:table-row>
      </table:table>
      <text:p text:style-name="P72"/>
      <text:p text:style-name="P73"/>
      <text:p text:style-name="P74"><text:span text:style-name="T160">End of checklist,</text:span><text:span text:style-name="T161"> </text:span><text:span text:style-name="T162"><text:user-field-get text:name="Distro">Ubuntu</text:user-field-get></text:span><text:span text:style-name="T163"><text:s/></text:span><text:span text:style-name="T164">Server</text:span><text:span text:style-name="T165"> </text:span><text:span text:style-name="T160">installation is complete.</text:span></text:p>
      <text:p text:style-name="P75"/>
      <text:p text:style-name="P76"><text:span text:style-name="T166">Written</text:span><text:span text:style-name="T167"> </text:span><text:span text:style-name="T166">by</text:span><text:span text:style-name="T167"> </text:span><text:a xlink:type="simple" xlink:href="mailto:info@karelzimmer.nl?subject=Checklist%20installation%20Linux" text:style-name="Internet_20_link" text:visited-style-name="Visited_20_Internet_20_Link"><text:span text:style-name="T168">Karel Zimmer</text:span></text:a><text:span text:style-name="T169">.</text:span></text:p>
      <text:p text:style-name="P77"><text:span text:style-name="T170">License </text:span><text:span text:style-name="T171">C</text:span><text:span text:style-name="T172">C0</text:span><text:span text:style-name="T169"> 1.0</text:span><text:span text:style-name="T173"> </text:span><text:span text:style-name="T173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73"><text:s/></text:span><text:span text:style-name="T173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7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8-07T14:42:41.938587902">07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42:41.864450684</dc:date>
    <meta:keyword>Installatie</meta:keyword>
    <meta:keyword>Checklist</meta:keyword>
    <meta:keyword>Linux</meta:keyword>
    <meta:editing-cycles>6959</meta:editing-cycles>
    <meta:editing-duration>P12DT5H21M24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8" meta:word-count="350" meta:character-count="2181" meta:non-whitespace-character-count="1853"/>
    <meta:user-defined meta:name="Info 1"/>
    <meta:user-defined meta:name="Info 2"/>
    <meta:user-defined meta:name="Info 3"/>
    <meta:user-defined meta:name="Info 4"/>
  </office:meta>
</office:document-meta>
</file>